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0pt" style:font-size-asian="10pt" style:font-size-complex="10pt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Liberation Sans" fo:font-size="10pt" style:font-size-asian="10pt" style:font-size-complex="10pt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Liberation Sans" fo:font-size="10pt" style:font-size-asian="10pt" style:font-size-complex="10pt"/>
    </style:style>
    <style:style style:name="P8" style:family="paragraph" style:parent-style-name="Standard" style:list-style-name="L3">
      <style:paragraph-properties fo:text-align="start" style:justify-single-word="fals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o de Casos de Uso</text:p>
      <text:p text:style-name="P2"/>
      <text:p text:style-name="P4">CdU- Inscripción de Jugador</text:p>
      <text:p text:style-name="P3"><text:span text:style-name="T1">Objetivo</text:span>: la inscripción de jugadores dentro de una fecha dada.</text:p>
      <text:p text:style-name="P3"><text:span text:style-name="T1">Actor</text:span>: Jugador.</text:p>
      <text:p text:style-name="P3"><text:span text:style-name="T1">Pre-condiciones</text:span>: las inscripciones para jugadores deben estar abiertas, el equipo al que desea inscribirse contiene cupos habilitados.</text:p>
      <text:p text:style-name="P3"><text:span text:style-name="T1">Escenario principal</text:span>:</text:p>
      <text:list xml:id="list62674035" text:style-name="L1">
        <text:list-item>
          <text:list>
            <text:list-item>
              <text:list>
                <text:list-item>
                  <text:p text:style-name="P6">Este caso de uso comienza cuando el Jugador recibe una notificación para inscribirse en el sistema.</text:p>
                </text:list-item>
                <text:list-item>
                  <text:p text:style-name="P6">El Jugador inicia una inscripción.</text:p>
                </text:list-item>
                <text:list-item>
                  <text:p text:style-name="P6">El Sistema capta los datos y crea una nueva inscripción.</text:p>
                </text:list-item>
                <text:list-item>
                  <text:p text:style-name="P6">El Jugador ingresa sus datos (personales) en el sistema.</text:p>
                </text:list-item>
                <text:list-item>
                  <text:p text:style-name="P6">El Sistema captura los datos y disminuye en 1 los cupos del equipo al que fue invitado.</text:p>
                </text:list-item>
              </text:list>
            </text:list-item>
          </text:list>
        </text:list-item>
      </text:list>
      <text:p text:style-name="P3"><text:span text:style-name="T1">Pos-condiciones</text:span>: el Sistema captura los datos del jugador y disminuye en 1 los cupos del equipo al que fue invitado.</text:p>
      <text:p text:style-name="P4">Nota: <text:span text:style-name="T2">inscripciones de árbitros se realiza de igual manera pero con la salvedad de que no selecciona un equipo.</text:span></text:p>
      <text:p text:style-name="P3"/>
      <text:p text:style-name="P4">CdU- Inscripción de Equipos</text:p>
      <text:p text:style-name="P3"><text:span text:style-name="T1">Objetivo</text:span>: la inscripción de equipo dentro de una fecha dada.</text:p>
      <text:p text:style-name="P3"><text:span text:style-name="T1">Actor</text:span>: Capitán.</text:p>
      <text:p text:style-name="P3"><text:span text:style-name="T1">Pre-condiciones</text:span>: las inscripciones de Equipos deben estar abiertas.</text:p>
      <text:p text:style-name="P4">Escenario principal:</text:p>
      <text:list xml:id="list816291563" text:continue-list="list62674035" text:style-name="L1">
        <text:list-item>
          <text:list>
            <text:list-item>
              <text:list>
                <text:list-item text:start-value="1">
                  <text:p text:style-name="P6">Este caso de uso comienza cuando el Capitán recibe una notificación para crear un Equipo.</text:p>
                </text:list-item>
                <text:list-item>
                  <text:p text:style-name="P6">El Capitán ingresa los datos del equipo.</text:p>
                </text:list-item>
                <text:list-item>
                  <text:p text:style-name="P6">El Sistema capta los datos, <text:bookmark-start text:name="__DdeLink__148_1383154145"/>genera la cantidad de cupos disponibles (8 – 1 por el capitán) y agrega al Capitán al Equipo.<text:bookmark-end text:name="__DdeLink__148_1383154145"/></text:p>
                </text:list-item>
              </text:list>
            </text:list-item>
          </text:list>
        </text:list-item>
      </text:list>
      <text:p text:style-name="P3"><text:span text:style-name="T1">Pos-condiciones</text:span>: el Sistema captura los datos del Equipo, genera la cantidad de cupos disponibles (8 – 1 por el capitán) y agrega al Capitán al Equipo.</text:p>
      <text:p text:style-name="P3"/>
      <text:p text:style-name="P4">CdU- Creación de campeonatos</text:p>
      <text:p text:style-name="P3"><text:span text:style-name="T1">Objetivo</text:span>: crear un campeonato con equipos.</text:p>
      <text:p text:style-name="P3"><text:span text:style-name="T1">Actor</text:span>: Organizador</text:p>
      <text:p text:style-name="P3"><text:span text:style-name="T1">Pre-condiciones</text:span>: ~</text:p>
      <text:p text:style-name="P3"><text:span text:style-name="T1">Escenario principal</text:span>:</text:p>
      <text:list xml:id="list62164858" text:style-name="L2">
        <text:list-item>
          <text:p text:style-name="P7">Este CdU comienza cuando el organizador desea crear un campeonato.</text:p>
        </text:list-item>
        <text:list-item>
          <text:p text:style-name="P7">El Organizador ingresa el nombre del campeonato y el email de los Capitanes que pueden participar del Campeonato.</text:p>
        </text:list-item>
        <text:list-item>
          <text:p text:style-name="P7">El Sistema capta los datos y enviá notificaciones a todos los Capitanes.</text:p>
        </text:list-item>
        <text:list-item>
          <text:p text:style-name="P7">Los Capitanes confirman la notificación y cargan sus equipos.</text:p>
        </text:list-item>
        <text:list-item>
          <text:p text:style-name="P7">El Sistema captura los Equipos, genera los grupos y las fechas de los partidos.</text:p>
        </text:list-item>
        <text:list-item>
          <text:p text:style-name="P7">El Sistema notifica del campeonato a los Capitanes de los equipos participantes.</text:p>
        </text:list-item>
      </text:list>
      <text:p text:style-name="P3"><text:span text:style-name="T1">Pos-condiciones</text:span>: el Sistema captura los datos del campeonato y los partidos generados. El Sistema notifica a los Capitanes de los equipos participantes.</text:p>
      <text:p text:style-name="P3"/>
      <text:p text:style-name="P4">CdU- Mercado de Pases</text:p>
      <text:p text:style-name="P3"><text:span text:style-name="T1">Objetivo</text:span>: cambiar el equipo de ciertos jugadores.</text:p>
      <text:p text:style-name="P3"><text:span text:style-name="T1">Actor</text:span>: Organizador, Administrador</text:p>
      <text:p text:style-name="P3"><text:span text:style-name="T1">Pre-condiciones</text:span>: el equipo receptor debe contener cupos habilitados.</text:p>
      <text:p text:style-name="P3"><text:span text:style-name="T1">Escenario principal</text:span>:</text:p>
      <text:list xml:id="list108772661" text:continue-list="list62164858" text:style-name="L2">
        <text:list-item text:start-value="1">
          <text:p text:style-name="P7">Este CdU comienza cuando el Organizador quiere hacer un pase.</text:p>
        </text:list-item>
        <text:list-item>
          <text:p text:style-name="P7">El Organizador selecciona al Jugador y el Equipo receptor.</text:p>
        </text:list-item>
        <text:list-item>
          <text:p text:style-name="P7">El Sistema capta los datos.</text:p>
        </text:list-item>
        <text:list-item>
          <text:p text:style-name="P7">El Sistema aumenta el numero de cupos disponibles del equipo actual del jugador, quita al Jugador del Equipo actual y lo agrega al Equipo receptor.</text:p>
        </text:list-item>
        <text:list-item>
          <text:p text:style-name="P7">El Sistema guarda los datos. </text:p>
        </text:list-item>
      </text:list>
      <text:p text:style-name="P3"><text:span text:style-name="T1">Pos-condiciones</text:span>: el Sistema guarda los nuevos datos del Jugad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zequiel Lichardi</meta:initial-creator>
    <meta:creation-date>2012-05-19T11:37:15</meta:creation-date>
    <dc:date>2012-06-09T14:24:22</dc:date>
    <dc:creator>Ezequiel Lichardi</dc:creator>
    <meta:editing-duration>PT11H24M48S</meta:editing-duration>
    <meta:editing-cycles>21</meta:editing-cycles>
    <meta:generator>LibreOffice/3.4$Unix LibreOffice_project/340m1$Build-502</meta:generator>
    <meta:document-statistic meta:table-count="0" meta:image-count="0" meta:object-count="0" meta:page-count="1" meta:paragraph-count="45" meta:word-count="452" meta:character-count="2797" meta:non-whitespace-character-count="2408"/>
  </office:meta>
</office:document-meta>
</file>